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Calibri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Item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 P/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Vendor P/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WEB</text:p>
          </table:table-cell>
          <table:table-cell table:style-name="ce1" office:value-type="string" calcext:value-type="string">
            <text:p>Board Qty</text:p>
          </table:table-cell>
          <table:table-cell table:style-name="ce6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nnector, BNC Jack, Straight, 50Ω, PCB Mount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Pomona Electronics</text:p>
          </table:table-cell>
          <table:table-cell table:style-name="ce5" office:value-type="string" calcext:value-type="string">
            <text:p><text:s/>565-4578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Pomona-Electronics/4578?qs=nK%252BPki4Vzb1eqmjyapQQtA%3D%3D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nnector, Banana Plug, Panel Mount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Pomona Electronics</text:p>
          </table:table-cell>
          <table:table-cell office:value-type="string" calcext:value-type="string">
            <text:p>501-194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pomona-electronics/3257/73646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nnector, Header, Vertical, 1x4, 0.100”(2.54mm) Pitch</text:p>
          </table:table-cell>
          <table:table-cell office:value-type="string" calcext:value-type="string">
            <text:p>800-10-004-10-001000</text:p>
          </table:table-cell>
          <table:table-cell office:value-type="string" calcext:value-type="string">
            <text:p>Mill-Max Manufacturing Corp.</text:p>
          </table:table-cell>
          <table:table-cell office:value-type="string" calcext:value-type="string">
            <text:p>ED7264-0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mill-max-manufacturing-corp/800-10-004-10-001000/21867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ndoff, Hex, M3, Stainless Steel, 5mm</text:p>
          </table:table-cell>
          <table:table-cell office:value-type="float" office:value="24480" calcext:value-type="float">
            <text:p>24480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36-2448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keystone-electronics/24480/153296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achine Screw, Pan Head Phillips, M3, Stainless Steel, 5mm</text:p>
          </table:table-cell>
          <table:table-cell office:value-type="string" calcext:value-type="string">
            <text:p>QM2510005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QM2510005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https://www.fastenal.com/products/details/QM2510005A2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Lock Washer, Serrated, External Tooth, M3, Stainless Steel, Pack of 50</text:p>
          </table:table-cell>
          <table:table-cell table:style-name="ce5" office:value-type="string" calcext:value-type="string">
            <text:p>M51460.030.0001 </text:p>
          </table:table-cell>
          <table:table-cell office:value-type="string" calcext:value-type="string">
            <text:p>Fabory</text:p>
          </table:table-cell>
          <table:table-cell table:style-name="ce5" office:value-type="string" calcext:value-type="string">
            <text:p>23NJ91 </text:p>
          </table:table-cell>
          <table:table-cell office:value-type="string" calcext:value-type="string">
            <text:p>Grainger</text:p>
          </table:table-cell>
          <table:table-cell office:value-type="string" calcext:value-type="string">
            <text:p>https://www.grainger.com/product/23NJ9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20:16:57.015000000</meta:creation-date>
    <dc:date>2021-09-22T20:41:46.845000000</dc:date>
    <meta:editing-duration>PT4M7S</meta:editing-duration>
    <meta:editing-cycles>1</meta:editing-cycles>
    <meta:document-statistic meta:table-count="1" meta:cell-count="56" meta:object-count="0"/>
    <meta:generator>LibreOffice/7.2.0.4$Windows_X86_64 LibreOffice_project/9a9c6381e3f7a62afc1329bd359cc48accb6435b</meta:generator>
  </office:meta>
</office:document-meta>
</file>